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ab1a" officeooo:paragraph-rsid="001aab1a"/>
    </style:style>
    <style:style style:name="P2" style:family="paragraph" style:parent-style-name="Standard">
      <style:text-properties officeooo:paragraph-rsid="001befd3"/>
    </style:style>
    <style:style style:name="P3" style:family="paragraph" style:parent-style-name="Standard">
      <style:text-properties fo:color="#000000" loext:opacity="100%" officeooo:paragraph-rsid="001befd3"/>
    </style:style>
    <style:style style:name="P4" style:family="paragraph" style:parent-style-name="Standard">
      <style:text-properties fo:color="#000000" loext:opacity="100%" officeooo:rsid="001befd3" officeooo:paragraph-rsid="001befd3"/>
    </style:style>
    <style:style style:name="P5" style:family="paragraph" style:parent-style-name="Standard">
      <style:text-properties fo:color="#000000" loext:opacity="100%" officeooo:rsid="001da0c5" officeooo:paragraph-rsid="001da0c5"/>
    </style:style>
    <style:style style:name="P6" style:family="paragraph" style:parent-style-name="Standard">
      <style:text-properties fo:color="#000000" loext:opacity="100%" officeooo:rsid="001dc82c" officeooo:paragraph-rsid="001dc82c"/>
    </style:style>
    <style:style style:name="P7" style:family="paragraph" style:parent-style-name="Standard">
      <style:text-properties fo:color="#000000" loext:opacity="100%" officeooo:rsid="001f22e7" officeooo:paragraph-rsid="001f22e7"/>
    </style:style>
    <style:style style:name="P8" style:family="paragraph" style:parent-style-name="Standard">
      <style:text-properties fo:color="#000000" loext:opacity="100%" officeooo:rsid="00202911" officeooo:paragraph-rsid="00202911"/>
    </style:style>
    <style:style style:name="P9" style:family="paragraph" style:parent-style-name="Standard">
      <style:text-properties fo:color="#000000" loext:opacity="100%" officeooo:rsid="0020e62c" officeooo:paragraph-rsid="0020e62c"/>
    </style:style>
    <style:style style:name="P10" style:family="paragraph" style:parent-style-name="Standard">
      <style:text-properties fo:color="#000000" loext:opacity="100%" officeooo:rsid="00258e1c" officeooo:paragraph-rsid="00258e1c"/>
    </style:style>
    <style:style style:name="P11" style:family="paragraph" style:parent-style-name="Standard">
      <style:text-properties fo:color="#000000" loext:opacity="100%" fo:font-size="15pt" fo:font-weight="bold" officeooo:rsid="00258e1c" officeooo:paragraph-rsid="00258e1c" style:font-size-asian="15pt" style:font-weight-asian="bold" style:font-size-complex="15pt" style:font-weight-complex="bold"/>
    </style:style>
    <style:style style:name="P12" style:family="paragraph" style:parent-style-name="Standard">
      <style:text-properties fo:color="#5983b0" loext:opacity="100%" officeooo:rsid="001da0c5" officeooo:paragraph-rsid="001da0c5"/>
    </style:style>
    <style:style style:name="P13" style:family="paragraph" style:parent-style-name="Standard">
      <style:text-properties fo:color="#5983b0" loext:opacity="100%" fo:font-weight="normal" officeooo:rsid="001dc82c" officeooo:paragraph-rsid="001dc82c" style:font-weight-asian="normal" style:font-weight-complex="normal"/>
    </style:style>
    <style:style style:name="P14" style:family="paragraph" style:parent-style-name="Standard">
      <style:text-properties fo:color="#5983b0" loext:opacity="100%" officeooo:rsid="00293803" officeooo:paragraph-rsid="00293803"/>
    </style:style>
    <style:style style:name="P15" style:family="paragraph" style:parent-style-name="Standard">
      <style:text-properties fo:color="#5983b0" loext:opacity="100%" officeooo:rsid="002b9471" officeooo:paragraph-rsid="002b9471"/>
    </style:style>
    <style:style style:name="P16" style:family="paragraph" style:parent-style-name="Standard">
      <style:text-properties officeooo:rsid="00258e1c" officeooo:paragraph-rsid="001aab1a"/>
    </style:style>
    <style:style style:name="P17" style:family="paragraph" style:parent-style-name="Standard">
      <style:text-properties style:text-position="0% 100%" fo:font-size="15pt" fo:font-weight="bold" officeooo:rsid="00258e1c" officeooo:paragraph-rsid="00258e1c" style:font-size-asian="15pt" style:font-weight-asian="bold" style:font-size-complex="15pt" style:font-weight-complex="bold"/>
    </style:style>
    <style:style style:name="P18" style:family="paragraph" style:parent-style-name="Standard">
      <style:text-properties officeooo:paragraph-rsid="00258e1c"/>
    </style:style>
    <style:style style:name="P19" style:family="paragraph" style:parent-style-name="Standard">
      <style:text-properties officeooo:rsid="00293803" officeooo:paragraph-rsid="002a33f6"/>
    </style:style>
    <style:style style:name="P20" style:family="paragraph" style:parent-style-name="Standard">
      <style:text-properties officeooo:paragraph-rsid="002c981e"/>
    </style:style>
    <style:style style:name="P21" style:family="paragraph" style:parent-style-name="Standard">
      <style:text-properties officeooo:paragraph-rsid="00314254"/>
    </style:style>
    <style:style style:name="P22" style:family="paragraph" style:parent-style-name="Standard">
      <style:text-properties officeooo:paragraph-rsid="0033293b"/>
    </style:style>
    <style:style style:name="T1" style:family="text">
      <style:text-properties officeooo:rsid="001aab1a"/>
    </style:style>
    <style:style style:name="T2" style:family="text">
      <style:text-properties fo:color="#5983b0" loext:opacity="100%"/>
    </style:style>
    <style:style style:name="T3" style:family="text">
      <style:text-properties fo:color="#5983b0" loext:opacity="100%" officeooo:rsid="001aab1a"/>
    </style:style>
    <style:style style:name="T4" style:family="text">
      <style:text-properties fo:color="#5983b0" loext:opacity="100%" officeooo:rsid="001befd3"/>
    </style:style>
    <style:style style:name="T5" style:family="text">
      <style:text-properties fo:color="#5983b0" loext:opacity="100%" fo:font-weight="normal" style:font-weight-asian="normal" style:font-weight-complex="normal"/>
    </style:style>
    <style:style style:name="T6" style:family="text">
      <style:text-properties fo:color="#5983b0" loext:opacity="100%" fo:font-weight="normal" officeooo:rsid="001befd3" style:font-weight-asian="normal" style:font-weight-complex="normal"/>
    </style:style>
    <style:style style:name="T7" style:family="text">
      <style:text-properties fo:color="#5983b0" loext:opacity="100%" fo:font-weight="normal" officeooo:rsid="0022cf2f" style:font-weight-asian="normal" style:font-weight-complex="normal"/>
    </style:style>
    <style:style style:name="T8" style:family="text">
      <style:text-properties fo:color="#5983b0" loext:opacity="100%" fo:font-weight="normal" officeooo:rsid="00258e1c" style:font-weight-asian="normal" style:font-weight-complex="normal"/>
    </style:style>
    <style:style style:name="T9" style:family="text">
      <style:text-properties fo:color="#5983b0" loext:opacity="100%" fo:font-weight="normal" officeooo:rsid="002c981e" style:font-weight-asian="normal" style:font-weight-complex="normal"/>
    </style:style>
    <style:style style:name="T10" style:family="text">
      <style:text-properties fo:color="#5983b0" loext:opacity="100%" fo:font-weight="normal" officeooo:rsid="00314254" style:font-weight-asian="normal" style:font-weight-complex="normal"/>
    </style:style>
    <style:style style:name="T11" style:family="text">
      <style:text-properties fo:color="#5983b0" loext:opacity="100%" fo:font-weight="normal" officeooo:rsid="0033293b" style:font-weight-asian="normal" style:font-weight-complex="normal"/>
    </style:style>
    <style:style style:name="T12" style:family="text">
      <style:text-properties officeooo:rsid="001befd3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fo:font-weight="normal" style:font-weight-asian="normal" style:font-weight-complex="normal"/>
    </style:style>
    <style:style style:name="T15" style:family="text">
      <style:text-properties fo:color="#000000" loext:opacity="100%" fo:font-weight="normal" officeooo:rsid="001dc82c" style:font-weight-asian="normal" style:font-weight-complex="normal"/>
    </style:style>
    <style:style style:name="T16" style:family="text">
      <style:text-properties fo:color="#000000" loext:opacity="100%" fo:font-weight="normal" officeooo:rsid="00258e1c" style:font-weight-asian="normal" style:font-weight-complex="normal"/>
    </style:style>
    <style:style style:name="T17" style:family="text">
      <style:text-properties fo:color="#000000" loext:opacity="100%" fo:font-weight="normal" officeooo:rsid="002a33f6" style:font-weight-asian="normal" style:font-weight-complex="normal"/>
    </style:style>
    <style:style style:name="T18" style:family="text">
      <style:text-properties fo:color="#000000" loext:opacity="100%" fo:font-weight="normal" officeooo:rsid="002c981e" style:font-weight-asian="normal" style:font-weight-complex="normal"/>
    </style:style>
    <style:style style:name="T19" style:family="text">
      <style:text-properties fo:color="#000000" loext:opacity="100%" fo:font-weight="normal" officeooo:rsid="00314254" style:font-weight-asian="normal" style:font-weight-complex="normal"/>
    </style:style>
    <style:style style:name="T20" style:family="text">
      <style:text-properties fo:color="#000000" loext:opacity="100%" fo:font-weight="normal" officeooo:rsid="0033293b" style:font-weight-asian="normal" style:font-weight-complex="normal"/>
    </style:style>
    <style:style style:name="T21" style:family="text">
      <style:text-properties fo:color="#000000" loext:opacity="100%" fo:font-weight="bold" officeooo:rsid="001dc82c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dc82c" style:font-weight-asian="normal" style:font-weight-complex="normal"/>
    </style:style>
    <style:style style:name="T25" style:family="text">
      <style:text-properties fo:font-weight="normal" officeooo:rsid="001befd3" style:font-weight-asian="normal" style:font-weight-complex="normal"/>
    </style:style>
    <style:style style:name="T26" style:family="text">
      <style:text-properties fo:font-weight="normal" officeooo:rsid="0022cf2f" style:font-weight-asian="normal" style:font-weight-complex="normal"/>
    </style:style>
    <style:style style:name="T27" style:family="text">
      <style:text-properties fo:font-weight="normal" officeooo:rsid="002a33f6" style:font-weight-asian="normal" style:font-weight-complex="normal"/>
    </style:style>
    <style:style style:name="T28" style:family="text">
      <style:text-properties officeooo:rsid="0022cf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ermisos y privilegios</text:p>
      <text:p text:style-name="P16"/>
      <text:p text:style-name="P1"/>
      <text:p text:style-name="P1">Entrar como root: <text:span text:style-name="T2">mysql -u root -p </text:span></text:p>
      <text:p text:style-name="P1"/>
      <text:p text:style-name="P1">Crear un usuario: <text:span text:style-name="T2">CREATE USER 'nombre_usuario'@'localhost' IDENTIFIED BY 'contraseña';</text:span></text:p>
      <text:p text:style-name="P1"/>
      <text:p text:style-name="P2"><text:span text:style-name="T12">Obtener usuarios con root: </text:span><text:span text:style-name="T2">select user, host, authentication_string from mysql.user;</text:span></text:p>
      <text:p text:style-name="P2"/>
      <text:p text:style-name="P2"><text:span text:style-name="T12">Eliminar un usuario: </text:span><text:span text:style-name="T2">DROP USER </text:span><text:span text:style-name="T3">'nombre_usuario'@'localhost' </text:span></text:p>
      <text:p text:style-name="P2"><text:span text:style-name="T3"/></text:p>
      <text:p text:style-name="P3"><text:span text:style-name="T1">D</text:span><text:span text:style-name="T12">ar privilegios: </text:span><text:span text:style-name="T2">GRANT &lt;</text:span><text:span text:style-name="T4">Privilegio&gt; ON &lt;objeto&gt; TO &lt;sujeto&gt; WITH GRANT OPTION;</text:span></text:p>
      <text:p text:style-name="P3"><text:span text:style-name="T4"/></text:p>
      <text:p text:style-name="P4">Retirar privilegios: <text:span text:style-name="T2">REVOKE &lt;PRIVILEGIO&gt; ON &lt;objeto&gt; FROM &lt;sujeto&gt;</text:span></text:p>
      <text:p text:style-name="P4"/>
      <text:p text:style-name="P5">Mostrar permisos: <text:span text:style-name="T2">SHOW GRANTS FOR &lt;usuario&gt;</text:span></text:p>
      <text:p text:style-name="P5"/>
      <text:p text:style-name="P5">Crear rol: <text:span text:style-name="T2">CREATE ROLE &lt;Nombre rol&gt;</text:span></text:p>
      <text:p text:style-name="P5"/>
      <text:p text:style-name="P5">Asignar privilegios al rol: <text:span text:style-name="T2">GRANT &lt;privilegio&gt; ON &lt;objeto&gt; TO &lt;rol&gt;</text:span></text:p>
      <text:p text:style-name="P5"/>
      <text:p text:style-name="P5">Asignar rol al usuario: <text:span text:style-name="T2">GRANT &lt;rol&gt; TO &lt;usuario&gt; </text:span><text:s text:c="2"/><text:span text:style-name="T22">se debe ser super-usuario o tener el rol</text:span></text:p>
      <text:p text:style-name="P5"><text:span text:style-name="T23"/></text:p>
      <text:p text:style-name="P5"><text:span text:style-name="T23">Activar el rol: </text:span><text:span text:style-name="T5">SET ROLE &lt;nombre rol&gt;</text:span></text:p>
      <text:p text:style-name="P5"><text:span text:style-name="T23"/></text:p>
      <text:p text:style-name="P5"><text:span text:style-name="T23">Mostrar el rol en uso: </text:span><text:span text:style-name="T5">SELECT current_role();</text:span></text:p>
      <text:p text:style-name="P12"><text:span text:style-name="T23"/></text:p>
      <text:p text:style-name="P12"><text:span text:style-name="T14">Definir rol por defecto </text:span><text:span text:style-name="T15">al iniciar sesión</text:span><text:span text:style-name="T14">: </text:span><text:span text:style-name="T24">SET DEFAULT ROLE &lt;nombre rol&gt; TO &lt;usuario&gt; </text:span><text:span text:style-name="T15"><text:s/></text:span><text:span text:style-name="T21">como super-usuario</text:span></text:p>
      <text:p text:style-name="P12"><text:span text:style-name="T21"/></text:p>
      <text:p text:style-name="P13"><text:span text:style-name="T13">Mostrar privilegios con rol activado: </text:span>SHOW GRANTS FOR &lt;usuario&gt; USING &lt;nombre rol&gt;</text:p>
      <text:p text:style-name="P5"><text:span text:style-name="T23"/></text:p>
      <text:p text:style-name="P6"><text:span text:style-name="T23">Retirar privilgios de un rol: </text:span><text:span text:style-name="T5">REVOKE &lt;privilegio&gt; ON &lt;objeto&gt; FROM &lt;nombre rol&gt;</text:span></text:p>
      <text:p text:style-name="P6"><text:span text:style-name="T5"/></text:p>
      <text:p text:style-name="P6"><text:span text:style-name="T23">Eliminar un rol: </text:span><text:span text:style-name="T5">DROP &lt;nombre rol&gt;</text:span></text:p>
      <text:p text:style-name="P6"><text:span text:style-name="T5"/></text:p>
      <text:p text:style-name="P6"><text:span text:style-name="T23">Crear una vista: </text:span><text:span text:style-name="T5">CREATE VIEW &lt;BD&gt;.&lt;nombre de la vista&gt; AS &lt;sentencia select&gt;</text:span></text:p>
      <text:p text:style-name="P6"><text:span text:style-name="T5"/></text:p>
      <text:p text:style-name="P6"><text:span text:style-name="T23">Borrar una vista: </text:span><text:span text:style-name="T5">DROP VIEW &lt;nombre de la vista&gt;</text:span></text:p>
      <text:p text:style-name="P6"><text:span text:style-name="T5"/></text:p>
      <text:p text:style-name="P7"><text:span text:style-name="T23">Dar permisos sobre una vista: </text:span><text:span text:style-name="T5">GRANT &lt;privilegio&gt; ON &lt;BD&gt;.&lt;nombre vista&gt; TO 'sofia'@'localhost'; <text:s/></text:span></text:p>
      <text:p text:style-name="P7"><text:span text:style-name="T5"/></text:p>
      <text:p text:style-name="P8"><text:span text:style-name="T23">Dar permisos para crear una vista: </text:span><text:span text:style-name="T5">GRANT CREATE VIEW </text:span><text:span text:style-name="T6">ON &lt;objeto&gt; TO &lt;sujeto&gt; </text:span></text:p>
      <text:p text:style-name="P8"><text:span text:style-name="T6"/></text:p>
      <text:p text:style-name="P8"><text:span text:style-name="T25">Dar permisos para crear un </text:span><text:span text:style-name="T23">procedimiento: </text:span><text:span text:style-name="T5">GRANT CREATE ROUTINE </text:span><text:span text:style-name="T6">ON &lt;objeto&gt; TO &lt;sujeto&gt; </text:span></text:p>
      <text:p text:style-name="P8"><text:span text:style-name="T6"/></text:p>
      <text:p text:style-name="P9"><text:span text:style-name="T25">I</text:span><text:span text:style-name="T23">nsertar en tablas: </text:span><text:span text:style-name="T5">INSERT INTO &lt;tabla&gt; </text:span></text:p>
      <text:p text:style-name="P9"><text:span text:style-name="T5"><text:tab/><text:tab/><text:tab/>VALUES ();</text:span></text:p>
      <text:p text:style-name="P9"><text:span text:style-name="T5"><text:tab/></text:span></text:p>
      <text:p text:style-name="P9"><text:span text:style-name="T7"/></text:p>
      <text:p text:style-name="P11"><text:soft-page-break/><text:span text:style-name="T28">Í</text:span>ndices y optimización</text:p>
      <text:p text:style-name="P9"><text:span text:style-name="T7"/></text:p>
      <text:p text:style-name="P9"><text:span text:style-name="T7"/></text:p>
      <text:p text:style-name="P10"><text:span text:style-name="T26">C</text:span><text:span text:style-name="T23">rear un índice: </text:span><text:span text:style-name="T5">ALTER TABLE &lt;tabla&gt; ADD INDEX &lt;nombre índice&gt; (columna)</text:span></text:p>
      <text:p text:style-name="P10"><text:span text:style-name="T5"/></text:p>
      <text:p text:style-name="P10"><text:span text:style-name="T23">Consultar índices creados: </text:span><text:span text:style-name="T5">SHOW INDEX FROM &lt;tabla&gt;</text:span></text:p>
      <text:p text:style-name="P10"><text:span text:style-name="T5"/></text:p>
      <text:p text:style-name="P18"><text:span text:style-name="T16">Comprobar el espacio utilizado por los índices: </text:span><text:span text:style-name="T5">show table status from </text:span><text:span text:style-name="T8">&lt;nombre BD&gt;</text:span></text:p>
      <text:p text:style-name="P18"><text:span text:style-name="T8"/></text:p>
      <text:p text:style-name="P19"><text:span text:style-name="T16">S</text:span><text:span text:style-name="T14">ubir un archivo de BD al servidor: </text:span></text:p>
      <text:p text:style-name="P19"><text:span text:style-name="T5">scp archivo.zip </text:span><text:a xlink:type="simple" xlink:href="mailto:sofia@34.175.255.194" text:style-name="Internet_20_link" text:visited-style-name="Visited_20_Internet_20_Link">sofia@34.175.255.194</text:a><text:span text:style-name="T5">:~</text:span></text:p>
      <text:p text:style-name="P14"><text:span text:style-name="T23">unzip archivo.zip</text:span></text:p>
      <text:p text:style-name="P14"><text:span text:style-name="T23">cd carpeta_que_se_creo</text:span></text:p>
      <text:p text:style-name="P14"><text:span text:style-name="T23">mysql -u root -p employees &lt; employees.sql </text:span><text:span text:style-name="T27">(primero crear la base de datos vacia en mysql)</text:span></text:p>
      <text:p text:style-name="P14"><text:span text:style-name="T27"/></text:p>
      <text:p text:style-name="P15"><text:span text:style-name="T17">J</text:span><text:span text:style-name="T14">oin con tablas: </text:span><text:span text:style-name="T23">select name from product</text:span></text:p>
      <text:p text:style-name="P15"><text:span text:style-name="T23"><text:s text:c="4"/>-&gt; inner join sale on product.product_id=sale.product_id</text:span></text:p>
      <text:p text:style-name="P15"><text:span text:style-name="T23"><text:s text:c="4"/>-&gt; where sale.quantity &gt; 1;</text:span></text:p>
      <text:p text:style-name="P15"><text:span text:style-name="T23"/></text:p>
      <text:p text:style-name="P20"><text:span text:style-name="T18">Medir el tiempo de consultas:</text:span><text:span text:style-name="T9"> set profiling=1;</text:span></text:p>
      <text:p text:style-name="P20"><text:span text:style-name="T9"/></text:p>
      <text:p text:style-name="P20"><text:span text:style-name="T18">Mostrar el tiempo de las consultas:</text:span><text:span text:style-name="T9"> </text:span><text:span text:style-name="T5">show profiles;</text:span></text:p>
      <text:p text:style-name="P20"><text:span text:style-name="T9"/></text:p>
      <text:p text:style-name="P21"><text:span text:style-name="T18">C</text:span><text:span text:style-name="T19">onsultar estadísticas sobre los índices: </text:span><text:span text:style-name="T5">select * from information_schema.statistics where table_schema="world";</text:span></text:p>
      <text:p text:style-name="P21"><text:span text:style-name="T5"/></text:p>
      <text:p text:style-name="P22"><text:span text:style-name="T20">Desactivar un índice: </text:span><text:span text:style-name="T5">ALTER TABLE tabla ALTER INDEX indice INVISIBLE;</text:span></text:p>
      <text:p text:style-name="P22"><text:span text:style-name="T11"/></text:p>
      <text:p text:style-name="P22"><text:span text:style-name="T20">Activar un índice: </text:span><text:span text:style-name="T5">ALTER TABLE tabla ALTER INDEX indice VISIBLE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4T16:33:02.639972787</meta:creation-date>
    <dc:date>2026-02-16T08:30:14.968496776</dc:date>
    <meta:editing-duration>PT3H40M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42" meta:word-count="347" meta:character-count="2391" meta:non-whitespace-character-count="2062"/>
  </office:meta>
</office:document-meta>
</file>